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282cm" fo:margin-left="-0.208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6.163cm"/>
    </style:style>
    <style:style style:name="Table1.C" style:family="table-column">
      <style:table-column-properties style:column-width="5.119cm"/>
    </style:style>
    <style:style style:name="Table1.1" style:family="table-row">
      <style:table-row-properties style:min-row-height="1.349cm" fo:keep-together="auto"/>
    </style:style>
    <style:style style:name="Table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282cm" fo:margin-left="-0.208cm" table:align="left" style:writing-mode="lr-tb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6.163cm"/>
    </style:style>
    <style:style style:name="Table2.C" style:family="table-column">
      <style:table-column-properties style:column-width="5.119cm"/>
    </style:style>
    <style:style style:name="Table2.1" style:family="table-row">
      <style:table-row-properties style:min-row-height="1.349cm" fo:keep-together="auto"/>
    </style:style>
    <style:style style:name="Table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82cm" fo:margin-left="-0.208cm" table:align="left" style:writing-mode="lr-tb"/>
    </style:style>
    <style:style style:name="Tabla3.A" style:family="table-column">
      <style:table-column-properties style:column-width="4.001cm"/>
    </style:style>
    <style:style style:name="Tabla3.B" style:family="table-column">
      <style:table-column-properties style:column-width="6.163cm"/>
    </style:style>
    <style:style style:name="Tabla3.C" style:family="table-column">
      <style:table-column-properties style:column-width="5.119cm"/>
    </style:style>
    <style:style style:name="Tabla3.1" style:family="table-row">
      <style:table-row-properties style:min-row-height="1.349cm" fo:keep-together="auto"/>
    </style:style>
    <style:style style:name="Tabla3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82cm" fo:margin-left="-0.208cm" table:align="left" style:writing-mode="lr-tb"/>
    </style:style>
    <style:style style:name="Tabla4.A" style:family="table-column">
      <style:table-column-properties style:column-width="4.001cm"/>
    </style:style>
    <style:style style:name="Tabla4.B" style:family="table-column">
      <style:table-column-properties style:column-width="6.163cm"/>
    </style:style>
    <style:style style:name="Tabla4.C" style:family="table-column">
      <style:table-column-properties style:column-width="5.119cm"/>
    </style:style>
    <style:style style:name="Tabla4.1" style:family="table-row">
      <style:table-row-properties style:min-row-height="1.349cm" fo:keep-together="auto"/>
    </style:style>
    <style:style style:name="Tabla4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82cm" fo:margin-left="-0.208cm" table:align="left" style:writing-mode="lr-tb"/>
    </style:style>
    <style:style style:name="Tabla5.A" style:family="table-column">
      <style:table-column-properties style:column-width="4.001cm"/>
    </style:style>
    <style:style style:name="Tabla5.B" style:family="table-column">
      <style:table-column-properties style:column-width="6.163cm"/>
    </style:style>
    <style:style style:name="Tabla5.C" style:family="table-column">
      <style:table-column-properties style:column-width="5.119cm"/>
    </style:style>
    <style:style style:name="Tabla5.1" style:family="table-row">
      <style:table-row-properties style:min-row-height="1.349cm" fo:keep-together="auto"/>
    </style:style>
    <style:style style:name="Tabla5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82cm" fo:margin-left="-0.208cm" table:align="left" style:writing-mode="lr-tb"/>
    </style:style>
    <style:style style:name="Tabla6.A" style:family="table-column">
      <style:table-column-properties style:column-width="4.001cm"/>
    </style:style>
    <style:style style:name="Tabla6.B" style:family="table-column">
      <style:table-column-properties style:column-width="6.163cm"/>
    </style:style>
    <style:style style:name="Tabla6.C" style:family="table-column">
      <style:table-column-properties style:column-width="5.119cm"/>
    </style:style>
    <style:style style:name="Tabla6.1" style:family="table-row">
      <style:table-row-properties style:min-row-height="1.349cm" fo:keep-together="auto"/>
    </style:style>
    <style:style style:name="Tabla6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82cm" fo:margin-left="-0.208cm" table:align="left" style:writing-mode="lr-tb"/>
    </style:style>
    <style:style style:name="Tabla7.A" style:family="table-column">
      <style:table-column-properties style:column-width="4.001cm"/>
    </style:style>
    <style:style style:name="Tabla7.B" style:family="table-column">
      <style:table-column-properties style:column-width="6.163cm"/>
    </style:style>
    <style:style style:name="Tabla7.C" style:family="table-column">
      <style:table-column-properties style:column-width="5.119cm"/>
    </style:style>
    <style:style style:name="Tabla7.1" style:family="table-row">
      <style:table-row-properties style:min-row-height="1.349cm" fo:keep-together="auto"/>
    </style:style>
    <style:style style:name="Tabla7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82cm" fo:margin-left="-0.208cm" table:align="left" style:writing-mode="lr-tb"/>
    </style:style>
    <style:style style:name="Tabla8.A" style:family="table-column">
      <style:table-column-properties style:column-width="4.001cm"/>
    </style:style>
    <style:style style:name="Tabla8.B" style:family="table-column">
      <style:table-column-properties style:column-width="6.163cm"/>
    </style:style>
    <style:style style:name="Tabla8.C" style:family="table-column">
      <style:table-column-properties style:column-width="5.119cm"/>
    </style:style>
    <style:style style:name="Tabla8.1" style:family="table-row">
      <style:table-row-properties style:min-row-height="1.349cm" fo:keep-together="auto"/>
    </style:style>
    <style:style style:name="Tabla8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282cm" fo:margin-left="-0.208cm" table:align="left" style:writing-mode="lr-tb"/>
    </style:style>
    <style:style style:name="Tabla9.A" style:family="table-column">
      <style:table-column-properties style:column-width="4.001cm"/>
    </style:style>
    <style:style style:name="Tabla9.B" style:family="table-column">
      <style:table-column-properties style:column-width="6.163cm"/>
    </style:style>
    <style:style style:name="Tabla9.C" style:family="table-column">
      <style:table-column-properties style:column-width="5.119cm"/>
    </style:style>
    <style:style style:name="Tabla9.1" style:family="table-row">
      <style:table-row-properties style:min-row-height="1.349cm" fo:keep-together="auto"/>
    </style:style>
    <style:style style:name="Tabla9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282cm" fo:margin-left="-0.208cm" table:align="left" style:writing-mode="lr-tb"/>
    </style:style>
    <style:style style:name="Tabla10.A" style:family="table-column">
      <style:table-column-properties style:column-width="4.001cm"/>
    </style:style>
    <style:style style:name="Tabla10.B" style:family="table-column">
      <style:table-column-properties style:column-width="6.163cm"/>
    </style:style>
    <style:style style:name="Tabla10.C" style:family="table-column">
      <style:table-column-properties style:column-width="5.119cm"/>
    </style:style>
    <style:style style:name="Tabla10.1" style:family="table-row">
      <style:table-row-properties style:min-row-height="1.349cm" fo:keep-together="auto"/>
    </style:style>
    <style:style style:name="Tabla10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officeooo:paragraph-rsid="001d81c7"/>
    </style:style>
    <style:style style:name="P4" style:family="paragraph" style:parent-style-name="Standard">
      <style:paragraph-properties fo:margin-top="0cm" fo:margin-bottom="0cm" loext:contextual-spacing="false" style:text-autospace="none"/>
      <style:text-properties officeooo:paragraph-rsid="001d81c7"/>
    </style:style>
    <style:style style:name="P5" style:family="paragraph" style:parent-style-name="Standard">
      <style:paragraph-properties fo:margin-top="0cm" fo:margin-bottom="0cm" loext:contextual-spacing="false" style:text-autospace="none"/>
      <style:text-properties officeooo:paragraph-rsid="0030060f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1d81c7" style:font-weight-asian="bold" style:font-name-complex="Arial"/>
    </style:style>
    <style:style style:name="P8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30060f" style:font-weight-asian="bold" style:font-name-complex="Arial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1d81c7" style:font-weight-asian="bold" style:font-name-complex="Arial" style:font-weight-complex="bold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30060f" style:font-weight-asian="bold" style:font-name-complex="Arial" style:font-weight-complex="bold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1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paragraph-rsid="001d81c7" style:font-name-complex="Arial"/>
    </style:style>
    <style:style style:name="P1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paragraph-rsid="0030060f" style:font-name-complex="Arial"/>
    </style:style>
    <style:style style:name="P1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 style:font-weight-complex="bold"/>
    </style:style>
    <style:style style:name="P1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2bd217" officeooo:paragraph-rsid="002bd217" style:font-name-complex="Arial" style:font-weight-complex="bold"/>
    </style:style>
    <style:style style:name="P17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2bd217" officeooo:paragraph-rsid="0030060f" style:font-name-complex="Arial" style:font-weight-complex="bold"/>
    </style:style>
    <style:style style:name="P18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31e665" officeooo:paragraph-rsid="0031e665" style:font-name-complex="Arial" style:font-weight-complex="bold"/>
    </style:style>
    <style:style style:name="P1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71995" officeooo:paragraph-rsid="00171995"/>
    </style:style>
    <style:style style:name="P20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71995" officeooo:paragraph-rsid="001d81c7"/>
    </style:style>
    <style:style style:name="P2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71995" officeooo:paragraph-rsid="0030060f"/>
    </style:style>
    <style:style style:name="P22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869f4" officeooo:paragraph-rsid="001869f4"/>
    </style:style>
    <style:style style:name="P23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869f4" officeooo:paragraph-rsid="0022bfe5"/>
    </style:style>
    <style:style style:name="P24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9920e" officeooo:paragraph-rsid="0019920e"/>
    </style:style>
    <style:style style:name="P25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a8c20" officeooo:paragraph-rsid="001a8c20"/>
    </style:style>
    <style:style style:name="P2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c4106" officeooo:paragraph-rsid="001c4106"/>
    </style:style>
    <style:style style:name="P2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c4106" officeooo:paragraph-rsid="001d81c7"/>
    </style:style>
    <style:style style:name="P28" style:family="paragraph" style:parent-style-name="Standard">
      <style:paragraph-properties fo:margin-top="0cm" fo:margin-bottom="0cm" loext:contextual-spacing="false" style:text-autospace="none"/>
      <style:text-properties officeooo:rsid="001c4106" officeooo:paragraph-rsid="001c4106"/>
    </style:style>
    <style:style style:name="P2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e0fe7" officeooo:paragraph-rsid="001e0fe7"/>
    </style:style>
    <style:style style:name="P30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22bfe5" officeooo:paragraph-rsid="0022bfe5"/>
    </style:style>
    <style:style style:name="P3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23497a" officeooo:paragraph-rsid="0023497a"/>
    </style:style>
    <style:style style:name="P32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26f40d" officeooo:paragraph-rsid="00287499"/>
    </style:style>
    <style:style style:name="P33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26f40d" officeooo:paragraph-rsid="0028c444"/>
    </style:style>
    <style:style style:name="P34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26f40d" officeooo:paragraph-rsid="0030060f"/>
    </style:style>
    <style:style style:name="P35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29bfd6" officeooo:paragraph-rsid="0029bfd6"/>
    </style:style>
    <style:style style:name="P36" style:family="paragraph" style:parent-style-name="Standard">
      <style:paragraph-properties fo:margin-top="0cm" fo:margin-bottom="0cm" loext:contextual-spacing="false" style:text-autospace="none"/>
      <style:text-properties officeooo:rsid="002f520f" officeooo:paragraph-rsid="0031e665"/>
    </style:style>
    <style:style style:name="P3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0060f" officeooo:paragraph-rsid="0030060f"/>
    </style:style>
    <style:style style:name="P3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01f2d" officeooo:paragraph-rsid="00301f2d"/>
    </style:style>
    <style:style style:name="P3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1e665" officeooo:paragraph-rsid="0031e665"/>
    </style:style>
    <style:style style:name="P40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5a6fb" officeooo:paragraph-rsid="0035a6fb"/>
    </style:style>
    <style:style style:name="P4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8e646" officeooo:paragraph-rsid="0038e646"/>
    </style:style>
    <style:style style:name="P42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43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  <style:text-properties officeooo:paragraph-rsid="001d81c7"/>
    </style:style>
    <style:style style:name="P44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  <style:text-properties officeooo:paragraph-rsid="0030060f"/>
    </style:style>
    <style:style style:name="P45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46" style:family="paragraph" style:parent-style-name="Standard" style:master-page-name="Standard">
      <style:paragraph-properties fo:margin-top="0cm" fo:margin-bottom="0cm" loext:contextual-spacing="false" style:page-number="auto" style:text-autospace="none"/>
      <style:text-properties officeooo:paragraph-rsid="001d81c7"/>
    </style:style>
    <style:style style:name="P47" style:family="paragraph" style:parent-style-name="Standard" style:master-page-name="Standard">
      <style:paragraph-properties fo:margin-top="0cm" fo:margin-bottom="0cm" loext:contextual-spacing="false" style:page-number="auto" style:text-autospace="none"/>
      <style:text-properties officeooo:paragraph-rsid="0030060f"/>
    </style:style>
    <style:style style:name="P48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3ca1c3" style:font-weight-asian="bold" style:font-name-complex="Arial"/>
    </style:style>
    <style:style style:name="P49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3fcdb7" style:font-weight-asian="bold" style:font-name-complex="Arial"/>
    </style:style>
    <style:style style:name="P5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3ca1c3" style:font-weight-asian="bold" style:font-name-complex="Arial" style:font-weight-complex="bold"/>
    </style:style>
    <style:style style:name="P51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3fcdb7" style:font-weight-asian="bold" style:font-name-complex="Arial" style:font-weight-complex="bold"/>
    </style:style>
    <style:style style:name="P5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paragraph-rsid="003ca1c3" style:font-name-complex="Arial"/>
    </style:style>
    <style:style style:name="P5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paragraph-rsid="003fcdb7" style:font-name-complex="Arial"/>
    </style:style>
    <style:style style:name="P5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2bd217" officeooo:paragraph-rsid="003ca1c3" style:font-name-complex="Arial" style:font-weight-complex="bold"/>
    </style:style>
    <style:style style:name="P5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3fcdb7" officeooo:paragraph-rsid="003fcdb7" style:font-name-complex="Arial" style:font-weight-complex="bold"/>
    </style:style>
    <style:style style:name="P56" style:family="paragraph" style:parent-style-name="Standard">
      <style:paragraph-properties fo:margin-top="0cm" fo:margin-bottom="0cm" loext:contextual-spacing="false" style:text-autospace="none"/>
      <style:text-properties officeooo:paragraph-rsid="003ca1c3"/>
    </style:style>
    <style:style style:name="P57" style:family="paragraph" style:parent-style-name="Standard">
      <style:paragraph-properties fo:margin-top="0cm" fo:margin-bottom="0cm" loext:contextual-spacing="false" style:text-autospace="none"/>
      <style:text-properties officeooo:paragraph-rsid="003fcdb7"/>
    </style:style>
    <style:style style:name="P5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71995" officeooo:paragraph-rsid="003ca1c3"/>
    </style:style>
    <style:style style:name="P5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71995" officeooo:paragraph-rsid="003fcdb7"/>
    </style:style>
    <style:style style:name="P60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26f40d" officeooo:paragraph-rsid="003ca1c3"/>
    </style:style>
    <style:style style:name="P6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ca1c3" officeooo:paragraph-rsid="003ca1c3"/>
    </style:style>
    <style:style style:name="P62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ca1c3" officeooo:paragraph-rsid="003e849e"/>
    </style:style>
    <style:style style:name="P63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ca1c3" officeooo:paragraph-rsid="003fcdb7"/>
    </style:style>
    <style:style style:name="P64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d4e05" officeooo:paragraph-rsid="003d4e05"/>
    </style:style>
    <style:style style:name="P65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d4e05" officeooo:paragraph-rsid="003fcdb7"/>
    </style:style>
    <style:style style:name="P6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d4e8f" officeooo:paragraph-rsid="003d4e8f"/>
    </style:style>
    <style:style style:name="P6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d4e8f" officeooo:paragraph-rsid="003fcdb7"/>
    </style:style>
    <style:style style:name="P6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e849e" officeooo:paragraph-rsid="003e849e"/>
    </style:style>
    <style:style style:name="P6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fcdb7" officeooo:paragraph-rsid="003fcdb7"/>
    </style:style>
    <style:style style:name="P70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40518e" officeooo:paragraph-rsid="0040518e"/>
    </style:style>
    <style:style style:name="P71" style:family="paragraph" style:parent-style-name="Standard">
      <style:text-properties officeooo:paragraph-rsid="003ca1c3"/>
    </style:style>
    <style:style style:name="P72" style:family="paragraph" style:parent-style-name="Standard">
      <style:text-properties officeooo:paragraph-rsid="003fcdb7"/>
    </style:style>
    <style:style style:name="P73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  <style:text-properties officeooo:rsid="0030060f" officeooo:paragraph-rsid="003ca1c3"/>
    </style:style>
    <style:style style:name="T1" style:family="text">
      <style:text-properties officeooo:rsid="001d81c7"/>
    </style:style>
    <style:style style:name="T2" style:family="text">
      <style:text-properties officeooo:rsid="001e0fe7"/>
    </style:style>
    <style:style style:name="T3" style:family="text">
      <style:text-properties officeooo:rsid="001f2bd6"/>
    </style:style>
    <style:style style:name="T4" style:family="text">
      <style:text-properties officeooo:rsid="00209d26"/>
    </style:style>
    <style:style style:name="T5" style:family="text">
      <style:text-properties officeooo:rsid="00218d0f"/>
    </style:style>
    <style:style style:name="T6" style:family="text">
      <style:text-properties officeooo:rsid="00287499"/>
    </style:style>
    <style:style style:name="T7" style:family="text">
      <style:text-properties officeooo:rsid="002c5704"/>
    </style:style>
    <style:style style:name="T8" style:family="text">
      <style:text-properties officeooo:rsid="002d3d08"/>
    </style:style>
    <style:style style:name="T9" style:family="text">
      <style:text-properties officeooo:rsid="002de328"/>
    </style:style>
    <style:style style:name="T10" style:family="text">
      <style:text-properties officeooo:rsid="002fc3b2"/>
    </style:style>
    <style:style style:name="T11" style:family="text">
      <style:text-properties officeooo:rsid="00301f2d"/>
    </style:style>
    <style:style style:name="T12" style:family="text">
      <style:text-properties officeooo:rsid="0035a6fb"/>
    </style:style>
    <style:style style:name="T13" style:family="text">
      <style:text-properties officeooo:rsid="0036f2b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e849e"/>
    </style:style>
    <style:style style:name="T16" style:family="text">
      <style:text-properties officeooo:rsid="003fcd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6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12">Nombre</text:p>
          </table:table-cell>
          <table:table-cell table:style-name="Tabla1.B5" office:value-type="string">
            <text:p text:style-name="P19">Fernando Fernández Fernández</text:p>
          </table:table-cell>
          <table:table-cell table:style-name="Tabla1.C5" table:number-rows-spanned="4" office:value-type="string">
            <text:p text:style-name="P12">Foto</text:p>
            <text:p text:style-name="P1"/>
          </table:table-cell>
        </table:table-row>
        <table:table-row table:style-name="Tabla1.1">
          <table:table-cell table:style-name="Tabla1.A15" office:value-type="string">
            <text:p text:style-name="P12">Edad</text:p>
          </table:table-cell>
          <table:table-cell table:style-name="Tabla1.B5" office:value-type="string">
            <text:p text:style-name="P19">76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12">Sexo</text:p>
          </table:table-cell>
          <table:table-cell table:style-name="Tabla1.B5" office:value-type="string">
            <text:p text:style-name="P19">Mascul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12">Educación</text:p>
          </table:table-cell>
          <table:table-cell table:style-name="Tabla1.B5" office:value-type="string">
            <text:p text:style-name="P19">Catedrático de universidad en teologí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9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12">Cuándo</text:p>
          </table:table-cell>
          <table:table-cell table:style-name="Tabla1.B15" table:number-columns-spanned="2" office:value-type="string">
            <text:p text:style-name="P19">Se ve obligado a subir las actas de sus asignaturas a la plataforma de la UGR.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12">Dónde</text:p>
          </table:table-cell>
          <table:table-cell table:style-name="Tabla1.B15" table:number-columns-spanned="2" office:value-type="string">
            <text:p text:style-name="P19">En su despacho.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12">Tipo de ordenador</text:p>
          </table:table-cell>
          <table:table-cell table:style-name="Tabla1.B15" table:number-columns-spanned="2" office:value-type="string">
            <text:p text:style-name="P19">Ordenador de sobremesa.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9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12">Objetivo</text:p>
          </table:table-cell>
          <table:table-cell table:style-name="Tabla1.B15" table:number-columns-spanned="2" office:value-type="string">
            <text:p text:style-name="P22">Subir y firmar las actas de sus asignaturas a través de Internet.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12">Expectativas</text:p>
          </table:table-cell>
          <table:table-cell table:style-name="Tabla1.B15" table:number-columns-spanned="2" office:value-type="string">
            <text:p text:style-name="P24">Tiene un contacto muy pobre con la tecnología. </text:p>
            <text:p text:style-name="P24">Espera que la aplicación le permita realizar las tareas que le impone la universidad con un solo click. </text:p>
            <text:p text:style-name="P24">Espera que otras funcionalidades no le impidan localizar las pocas funcionalidades que el va a usar.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9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12">Urgencia</text:p>
          </table:table-cell>
          <table:table-cell table:style-name="Tabla1.B15" table:number-columns-spanned="2" office:value-type="string">
            <text:p text:style-name="P25">Espera que nunca se implante el producto. Prefiere seguir trabajando en papel.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12">Deseo</text:p>
          </table:table-cell>
          <table:table-cell table:style-name="Tabla1.B15" table:number-columns-spanned="2" office:value-type="string">
            <text:p text:style-name="P25">Es una persona mayor que se niega a participar de las innovaciones tecnológicas.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9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15">Tímido, agresivo, precavido</text:p>
          </table:table-cell>
          <table:covered-table-cell/>
          <table:covered-table-cell/>
        </table:table-row>
      </table:table>
      <text:p text:style-name="P1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6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12">Nombre persona</text:p>
          </table:table-cell>
          <table:table-cell table:style-name="Tabla2.B3" office:value-type="string">
            <text:p text:style-name="P26">Fernando Fernández Fernández.</text:p>
          </table:table-cell>
          <table:table-cell table:style-name="Tabla2.C3" table:number-rows-spanned="2" office:value-type="string">
            <text:p text:style-name="P12">Foto</text:p>
            <text:p text:style-name="P1"/>
          </table:table-cell>
        </table:table-row>
        <table:table-row table:style-name="Tabla2.1">
          <table:table-cell table:style-name="Tabla2.A3" office:value-type="string">
            <text:p text:style-name="P12">Objetivo persona</text:p>
          </table:table-cell>
          <table:table-cell table:style-name="Tabla2.B3" office:value-type="string">
            <text:p text:style-name="P24">Tiene un contacto muy pobre con la tecnología. </text:p>
            <text:p text:style-name="P24">Espera que la aplicación le permita realizar las tareas que le impone la universidad con un solo click. </text:p>
            <text:p text:style-name="P24">Espera que otras funcionalidades no le impidan localizar las pocas funcionalidades que el va a usar.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9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28">Es final de cuatrimestre en la universidad. El personaje ha evaluado a sus alumnos por métodos convencionales (papel), y ahora se ve obligado a subir las actas a la plataforma web de la UGR.</text:p>
            <text:p text:style-name="P28"/>
            <text:p text:style-name="P28">Tiene conocimientos escasos de informática y justifica su rechazo a la tecnología con su avanzada edad.</text:p>
            <text:p text:style-name="P28"/>
            <text:p text:style-name="P28">Se niega a jubilarse, pero es posible que no use la aplicación por mucho tiempo</text:p>
            <text:p text:style-name="P1"/>
          </table:table-cell>
          <table:covered-table-cell/>
          <table:covered-table-cell/>
        </table:table-row>
      </table:table>
      <text:p text:style-name="P42"/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7">PLANTILLA DE PERSONAJE</text:p>
          </table:table-cell>
          <table:covered-table-cell/>
          <table:covered-table-cell/>
        </table:table-row>
        <table:table-row table:style-name="Table1.1">
          <table:table-cell table:style-name="Table1.A15" office:value-type="string">
            <text:p text:style-name="P13">Nombre</text:p>
          </table:table-cell>
          <table:table-cell table:style-name="Table1.B5" office:value-type="string">
            <text:p text:style-name="P20"><text:span text:style-name="T1">Rodrigo</text:span> <text:span text:style-name="T1">Rodrígu</text:span>ez <text:span text:style-name="T1">Rodríguez</text:span></text:p>
          </table:table-cell>
          <table:table-cell table:style-name="Table1.C5" table:number-rows-spanned="4" office:value-type="string">
            <text:p text:style-name="P13">Foto</text:p>
            <text:p text:style-name="P4"/>
          </table:table-cell>
        </table:table-row>
        <table:table-row table:style-name="Table1.1">
          <table:table-cell table:style-name="Table1.A15" office:value-type="string">
            <text:p text:style-name="P13">Edad</text:p>
          </table:table-cell>
          <table:table-cell table:style-name="Table1.B5" office:value-type="string">
            <text:p text:style-name="P29">43</text:p>
          </table:table-cell>
          <table:covered-table-cell/>
        </table:table-row>
        <table:table-row table:style-name="Table1.1">
          <table:table-cell table:style-name="Table1.A15" office:value-type="string">
            <text:p text:style-name="P13">Sexo</text:p>
          </table:table-cell>
          <table:table-cell table:style-name="Table1.B5" office:value-type="string">
            <text:p text:style-name="P20">Masculino</text:p>
          </table:table-cell>
          <table:covered-table-cell/>
        </table:table-row>
        <table:table-row table:style-name="Table1.1">
          <table:table-cell table:style-name="Table1.A15" office:value-type="string">
            <text:p text:style-name="P13">Educación</text:p>
          </table:table-cell>
          <table:table-cell table:style-name="Table1.B5" office:value-type="string">
            <text:p text:style-name="P20"><text:span text:style-name="T2">Doctor</text:span> en <text:span text:style-name="T2">matemáticas</text:span></text:p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p text:style-name="P10">Contexto de uso</text:p>
          </table:table-cell>
          <table:covered-table-cell/>
          <table:covered-table-cell/>
        </table:table-row>
        <table:table-row table:style-name="Table1.1">
          <table:table-cell table:style-name="Table1.A15" office:value-type="string">
            <text:p text:style-name="P13">Cuándo</text:p>
          </table:table-cell>
          <table:table-cell table:style-name="Table1.B15" table:number-columns-spanned="2" office:value-type="string">
            <text:p text:style-name="P20">Se ve obligado a subir las actas de sus asignaturas a la plataforma de la UGR, <text:span text:style-name="T3">así como gestionar los recursos docentes de sus asignaturas, evaluaciones de sus alumnos y mantener el contacto con sus alumnos.</text:span></text:p>
          </table:table-cell>
          <table:covered-table-cell/>
        </table:table-row>
        <table:table-row table:style-name="Table1.1">
          <table:table-cell table:style-name="Table1.A15" office:value-type="string">
            <text:p text:style-name="P13">Dónde</text:p>
          </table:table-cell>
          <table:table-cell table:style-name="Table1.B15" table:number-columns-spanned="2" office:value-type="string">
            <text:p text:style-name="P20">En <text:span text:style-name="T4">cualquier parte durante el día.</text:span></text:p>
          </table:table-cell>
          <table:covered-table-cell/>
        </table:table-row>
        <table:table-row table:style-name="Table1.1">
          <table:table-cell table:style-name="Table1.A15" office:value-type="string">
            <text:p text:style-name="P13">Tipo de ordenador</text:p>
          </table:table-cell>
          <table:table-cell table:style-name="Table1.B15" table:number-columns-spanned="2" office:value-type="string">
            <text:p text:style-name="P20">Ordenador <text:span text:style-name="T5">portátil, tablet y smartphone.</text:span></text:p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p text:style-name="P10">Misión</text:p>
          </table:table-cell>
          <table:covered-table-cell/>
          <table:covered-table-cell/>
        </table:table-row>
        <table:table-row table:style-name="Table1.1">
          <table:table-cell table:style-name="Table1.A15" office:value-type="string">
            <text:p text:style-name="P13">Objetivo</text:p>
          </table:table-cell>
          <table:table-cell table:style-name="Table1.B15" table:number-columns-spanned="2" office:value-type="string">
            <text:p text:style-name="P30">Subir y gestionar apuntes.</text:p>
            <text:p text:style-name="P30">Visualizar trabajos entregados por sus alumnos..</text:p>
            <text:p text:style-name="P30">Subir notas de sus alumnos.</text:p>
            <text:p text:style-name="P23">Subir y firmar las actas de sus asignaturas.</text:p>
            <text:p text:style-name="P31">Contactar con sus alumnos mediante un servicio de mensajería interna.</text:p>
          </table:table-cell>
          <table:covered-table-cell/>
        </table:table-row>
        <table:table-row table:style-name="Table1.1">
          <table:table-cell table:style-name="Table1.A15" office:value-type="string">
            <text:p text:style-name="P13">Expectativas</text:p>
          </table:table-cell>
          <table:table-cell table:style-name="Table1.B15" table:number-columns-spanned="2" office:value-type="string">
            <text:p text:style-name="P35">Espera que la plataforma le permita ge<text:span text:style-name="T9">s</text:span>tionar todos los recursos docentes de sus asignaturas, así como las evaluaciones de sus alumnos de forma intuitiva y de fácil acceso.</text:p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p text:style-name="P10">Motivación</text:p>
          </table:table-cell>
          <table:covered-table-cell/>
          <table:covered-table-cell/>
        </table:table-row>
        <table:table-row table:style-name="Table1.1">
          <table:table-cell table:style-name="Table1.A15" office:value-type="string">
            <text:p text:style-name="P13">Urgencia</text:p>
          </table:table-cell>
          <table:table-cell table:style-name="Table1.B15" table:number-columns-spanned="2" office:value-type="string">
            <text:p text:style-name="P32">Espera que la plataforma se implante lo antes posible. <text:span text:style-name="T6">Actualmente desarrolla esas actividades en varias plataformas, según la asignatura o titulación.</text:span></text:p>
          </table:table-cell>
          <table:covered-table-cell/>
        </table:table-row>
        <table:table-row table:style-name="Table1.1">
          <table:table-cell table:style-name="Table1.A15" office:value-type="string">
            <text:p text:style-name="P13">Deseo</text:p>
          </table:table-cell>
          <table:table-cell table:style-name="Table1.B15" table:number-columns-spanned="2" office:value-type="string">
            <text:p text:style-name="P33">Espera que la plataforma sea única para toda la universidad, ya que el personaje imparte clase en varias titulaciones.</text:p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p text:style-name="P10">Actitud hacia la tecnología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17" table:number-columns-spanned="3" office:value-type="string">
            <text:p text:style-name="P16">Amigable, desenvuelto, dispuesto a aprender.</text:p>
          </table:table-cell>
          <table:covered-table-cell/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PLANTILLA DE ESCENARIO</text:p>
          </table:table-cell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3">Nombre persona</text:p>
          </table:table-cell>
          <table:table-cell table:style-name="Table2.B3" office:value-type="string">
            <text:p text:style-name="P27"><text:span text:style-name="T7">Rodrigo Rodríguez Rodríguez</text:span>.</text:p>
          </table:table-cell>
          <table:table-cell table:style-name="Table2.C3" table:number-rows-spanned="2" office:value-type="string">
            <text:p text:style-name="P13">Foto</text:p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3">Objetivo persona</text:p>
          </table:table-cell>
          <table:table-cell table:style-name="Table2.B3" office:value-type="string">
            <text:p text:style-name="P35"><text:span text:style-name="T8">G</text:span>e<text:span text:style-name="T8">s</text:span>tionar todos los recursos docentes de sus asignaturas, así como las evaluaciones de sus alumnos de forma intuitiva y <text:span text:style-name="T8">con un</text:span> fácil acceso.</text:p>
          </table:table-cell>
          <table:covered-table-cell/>
        </table:table-row>
        <table:table-row table:style-name="Table2.1">
          <table:table-cell table:style-name="Table2.A4" table:number-columns-spanned="3" office:value-type="string">
            <text:p text:style-name="P10">Escenario</text:p>
          </table:table-cell>
          <table:covered-table-cell/>
          <table:covered-table-cell/>
        </table:table-row>
        <table:table-row table:style-name="Table2.1">
          <table:table-cell table:style-name="Table2.A5" table:number-columns-spanned="3" office:value-type="string">
            <text:p text:style-name="P3"/>
            <text:p text:style-name="P36">Es un profesor universitario con vocación docente. Proporciona mucho material a sus alumnos y le gusta mantener el contacto con ellos mediante tutorías virtuales o presenciales. Atiende diariamente dudas de sus alumnos por correo electrónico. <text:span text:style-name="T10">Por estos motivos entra varias veces al día en la plataforma, ya sea desde el ordenador, tablet o smartphone.</text:span></text:p>
          </table:table-cell>
          <table:covered-table-cell/>
          <table:covered-table-cell/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8">PLANTILLA DE PERSONAJE</text:p>
          </table:table-cell>
          <table:covered-table-cell/>
          <table:covered-table-cell/>
        </table:table-row>
        <table:table-row table:style-name="Tabla3.1">
          <table:table-cell table:style-name="Tabla3.A15" office:value-type="string">
            <text:p text:style-name="P14">Nombre</text:p>
          </table:table-cell>
          <table:table-cell table:style-name="Tabla3.B5" office:value-type="string">
            <text:p text:style-name="P40">Jorge García García</text:p>
          </table:table-cell>
          <table:table-cell table:style-name="Tabla3.C5" table:number-rows-spanned="4" office:value-type="string">
            <text:p text:style-name="P14">Foto</text:p>
            <text:p text:style-name="P5"/>
          </table:table-cell>
        </table:table-row>
        <table:table-row table:style-name="Tabla3.1">
          <table:table-cell table:style-name="Tabla3.A15" office:value-type="string">
            <text:p text:style-name="P14">Edad</text:p>
          </table:table-cell>
          <table:table-cell table:style-name="Tabla3.B5" office:value-type="string">
            <text:p text:style-name="P38">22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14">Sexo</text:p>
          </table:table-cell>
          <table:table-cell table:style-name="Tabla3.B5" office:value-type="string">
            <text:p text:style-name="P21">Masculino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14">Educación</text:p>
          </table:table-cell>
          <table:table-cell table:style-name="Tabla3.B5" office:value-type="string">
            <text:p text:style-name="P37">Estudiante de <text:span text:style-name="T11">tercero</text:span> en la <text:span text:style-name="T11">ETSIIT de la universidad </text:span>de Granada</text:p>
          </table:table-cell>
          <table:covered-table-cell/>
        </table:table-row>
        <table:table-row table:style-name="Tabla3.1">
          <table:table-cell table:style-name="Tabla3.A6" table:number-columns-spanned="3" office:value-type="string">
            <text:p text:style-name="P11">Contexto de uso</text:p>
          </table:table-cell>
          <table:covered-table-cell/>
          <table:covered-table-cell/>
        </table:table-row>
        <table:table-row table:style-name="Tabla3.1">
          <table:table-cell table:style-name="Tabla3.A15" office:value-type="string">
            <text:p text:style-name="P14">Cuándo</text:p>
          </table:table-cell>
          <table:table-cell table:style-name="Tabla3.B15" table:number-columns-spanned="2" office:value-type="string">
            <text:p text:style-name="P38">Quiere consultar cualquier información referente a sus asignaturas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14">Dónde</text:p>
          </table:table-cell>
          <table:table-cell table:style-name="Tabla3.B15" table:number-columns-spanned="2" office:value-type="string">
            <text:p text:style-name="P37">En cualquier sitio.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14">Tipo de ordenador</text:p>
          </table:table-cell>
          <table:table-cell table:style-name="Tabla3.B15" table:number-columns-spanned="2" office:value-type="string">
            <text:p text:style-name="P37">Portátil, sobremesa <text:span text:style-name="T11">y smartphone</text:span></text:p>
          </table:table-cell>
          <table:covered-table-cell/>
        </table:table-row>
        <table:table-row table:style-name="Tabla3.1">
          <table:table-cell table:style-name="Tabla3.A6" table:number-columns-spanned="3" office:value-type="string">
            <text:p text:style-name="P11">Misión</text:p>
          </table:table-cell>
          <table:covered-table-cell/>
          <table:covered-table-cell/>
        </table:table-row>
        <table:table-row table:style-name="Tabla3.1">
          <table:table-cell table:style-name="Tabla3.A15" office:value-type="string">
            <text:p text:style-name="P14">Objetivo</text:p>
          </table:table-cell>
          <table:table-cell table:style-name="Tabla3.B15" table:number-columns-spanned="2" office:value-type="string">
            <text:p text:style-name="P38">Ver avisos de las asignaturas, consultar entregas, y consultar nuevo contenido subido por el profesor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14">Expectativas</text:p>
          </table:table-cell>
          <table:table-cell table:style-name="Tabla3.B15" table:number-columns-spanned="2" office:value-type="string">
            <text:p text:style-name="P38">Tiene un gran contacto con la tecnología.</text:p>
            <text:p text:style-name="P38">Espera de la aplicación poder hacer consultas cómodas a lo referente a sus asignaturas así como estar avisado en cualquier sitio de cualquier cambio o situación referente a las mismas</text:p>
          </table:table-cell>
          <table:covered-table-cell/>
        </table:table-row>
        <table:table-row table:style-name="Tabla3.1">
          <table:table-cell table:style-name="Tabla3.A6" table:number-columns-spanned="3" office:value-type="string">
            <text:p text:style-name="P11">Motivación</text:p>
          </table:table-cell>
          <table:covered-table-cell/>
          <table:covered-table-cell/>
        </table:table-row>
        <table:table-row table:style-name="Tabla3.1">
          <table:table-cell table:style-name="Tabla3.A15" office:value-type="string">
            <text:p text:style-name="P14">Urgencia</text:p>
          </table:table-cell>
          <table:table-cell table:style-name="Tabla3.B15" table:number-columns-spanned="2" office:value-type="string">
            <text:p text:style-name="P38">Espera la rápida implantación del sistema ya que le resultaría muy cómodo pode acceder desde cualquier sitio sin la necesidad de un PC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14">Deseo</text:p>
          </table:table-cell>
          <table:table-cell table:style-name="Tabla3.B15" table:number-columns-spanned="2" office:value-type="string">
            <text:p text:style-name="P38">Espera que la aplicación le permita la total gestión de sus asignaturas de forma fácil.</text:p>
          </table:table-cell>
          <table:covered-table-cell/>
        </table:table-row>
        <table:table-row table:style-name="Tabla3.1">
          <table:table-cell table:style-name="Tabla3.A6" table:number-columns-spanned="3" office:value-type="string">
            <text:p text:style-name="P11">Actitud hacia la tecnología</text:p>
          </table:table-cell>
          <table:covered-table-cell/>
          <table:covered-table-cell/>
        </table:table-row>
        <table:table-row table:style-name="Tabla3.1">
          <table:table-cell table:style-name="Tabla3.A17" table:number-columns-spanned="3" office:value-type="string">
            <text:p text:style-name="P18">Amigable, desenvuelto, sin miedo a probar cosas nuevas.</text:p>
          </table:table-cell>
          <table:covered-table-cell/>
          <table:covered-table-cell/>
        </table:table-row>
      </table:table>
      <text:p text:style-name="P5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8">PLANTILLA DE ESCENARIO</text:p>
          </table:table-cell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14">Nombre persona</text:p>
          </table:table-cell>
          <table:table-cell table:style-name="Tabla4.B3" office:value-type="string">
            <text:p text:style-name="P40">Jorge García García</text:p>
          </table:table-cell>
          <table:table-cell table:style-name="Tabla4.C3" table:number-rows-spanned="2" office:value-type="string">
            <text:p text:style-name="P14">Foto</text:p>
            <text:p text:style-name="P5"/>
          </table:table-cell>
        </table:table-row>
        <table:table-row table:style-name="Tabla4.1">
          <table:table-cell table:style-name="Tabla4.A3" office:value-type="string">
            <text:p text:style-name="P14">Objetivo persona</text:p>
          </table:table-cell>
          <table:table-cell table:style-name="Tabla4.B3" office:value-type="string">
            <text:p text:style-name="P38">Esta muy familiarizado con la tecnología y espera poder realizar y tener controladas las funciones básicas de las gestiones de sus asignaturas como lo hace con el ordenador pero desde su smartphone para poder hacerlo desde cualquier lugar a cualquier hora</text:p>
          </table:table-cell>
          <table:covered-table-cell/>
        </table:table-row>
        <table:table-row table:style-name="Tabla4.1">
          <table:table-cell table:style-name="Tabla4.A4" table:number-columns-spanned="3" office:value-type="string">
            <text:p text:style-name="P11">Escenario</text:p>
          </table:table-cell>
          <table:covered-table-cell/>
          <table:covered-table-cell/>
        </table:table-row>
        <table:table-row table:style-name="Tabla4.1">
          <table:table-cell table:style-name="Tabla4.A5" table:number-columns-spanned="3" office:value-type="string">
            <text:p text:style-name="P39">El va a clase por la tarde, hoy se quedó a comer en casa de un amigo y pasara allí todo el día sin disponibilidad de un ordenador. Cuando va a salir hacia la facultad coge su móvil y ve una aviso en la aplicación: El profesor no puede asistir hoy a clase y manda una tarea para entregar esa misma tarde. Accede a la plataforma y ve la tarea la descarga y la realiza en papel, este le toma una foto y tras pasarla a pdf realiza la entrega desde el móvil a través de la aplicación.</text:p>
            <text:p text:style-name="P5"/>
          </table:table-cell>
          <table:covered-table-cell/>
          <table:covered-table-cell/>
        </table:table-row>
      </table:table>
      <text:p text:style-name="P44"/>
      <text:p text:style-name="P47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8">PLANTILLA DE PERSONAJE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14">Nombre</text:p>
          </table:table-cell>
          <table:table-cell table:style-name="Tabla5.B5" office:value-type="string">
            <text:p text:style-name="P41">María Martín Martín</text:p>
          </table:table-cell>
          <table:table-cell table:style-name="Tabla5.C5" table:number-rows-spanned="4" office:value-type="string">
            <text:p text:style-name="P14">Foto</text:p>
            <text:p text:style-name="P5"/>
          </table:table-cell>
        </table:table-row>
        <table:table-row table:style-name="Tabla5.1">
          <table:table-cell table:style-name="Tabla5.A15" office:value-type="string">
            <text:p text:style-name="P14">Edad</text:p>
          </table:table-cell>
          <table:table-cell table:style-name="Tabla5.B5" office:value-type="string">
            <text:p text:style-name="P40">18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14">Sexo</text:p>
          </table:table-cell>
          <table:table-cell table:style-name="Tabla5.B5" office:value-type="string">
            <text:p text:style-name="P40">Femenino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14">Educación</text:p>
          </table:table-cell>
          <table:table-cell table:style-name="Tabla5.B5" office:value-type="string">
            <text:p text:style-name="P40">Alumno de nuevo ingreso en la universidad de granada</text:p>
          </table:table-cell>
          <table:covered-table-cell/>
        </table:table-row>
        <table:table-row table:style-name="Tabla5.1">
          <table:table-cell table:style-name="Tabla5.A6" table:number-columns-spanned="3" office:value-type="string">
            <text:p text:style-name="P11">Contexto de uso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14">Cuándo</text:p>
          </table:table-cell>
          <table:table-cell table:style-name="Tabla5.B15" table:number-columns-spanned="2" office:value-type="string">
            <text:p text:style-name="P40">Quiere saber algo relativo a sus asignaturas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14">Dónde</text:p>
          </table:table-cell>
          <table:table-cell table:style-name="Tabla5.B15" table:number-columns-spanned="2" office:value-type="string">
            <text:p text:style-name="P21">En <text:span text:style-name="T4">cualquier parte durante el día.</text:span>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14">Tipo de ordenador</text:p>
          </table:table-cell>
          <table:table-cell table:style-name="Tabla5.B15" table:number-columns-spanned="2" office:value-type="string">
            <text:p text:style-name="P21">Ordenador <text:span text:style-name="T12">Sobremesa y smartphone.</text:span></text:p>
          </table:table-cell>
          <table:covered-table-cell/>
        </table:table-row>
        <table:table-row table:style-name="Tabla5.1">
          <table:table-cell table:style-name="Tabla5.A6" table:number-columns-spanned="3" office:value-type="string">
            <text:p text:style-name="P11">Misión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14">Objetivo</text:p>
          </table:table-cell>
          <table:table-cell table:style-name="Tabla5.B15" table:number-columns-spanned="2" office:value-type="string">
            <text:p text:style-name="P40">Consultar cualquier cosa relacionada con sus asignaturas y estar avisada en todo momento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14">Expectativas</text:p>
          </table:table-cell>
          <table:table-cell table:style-name="Tabla5.B15" table:number-columns-spanned="2" office:value-type="string">
            <text:p text:style-name="P40">Espera un acceso sencillo a la plataforma así como un uso intuitivo de la misma</text:p>
          </table:table-cell>
          <table:covered-table-cell/>
        </table:table-row>
        <table:table-row table:style-name="Tabla5.1">
          <table:table-cell table:style-name="Tabla5.A6" table:number-columns-spanned="3" office:value-type="string">
            <text:p text:style-name="P11">Motivación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14">Urgencia</text:p>
          </table:table-cell>
          <table:table-cell table:style-name="Tabla5.B15" table:number-columns-spanned="2" office:value-type="string">
            <text:p text:style-name="P40">Espera que la plataforma se implante pronto ya que si no enciende el ordenador en su casa no se entera de los avisos en las asignaturas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14">Deseo</text:p>
          </table:table-cell>
          <table:table-cell table:style-name="Tabla5.B15" table:number-columns-spanned="2" office:value-type="string">
            <text:p text:style-name="P34"><text:span text:style-name="T13">Quiere</text:span> que la plataforma <text:span text:style-name="T12">sea fácil. de usar y le facilite un poco el uso de la plataforma web</text:span></text:p>
          </table:table-cell>
          <table:covered-table-cell/>
        </table:table-row>
        <table:table-row table:style-name="Tabla5.1">
          <table:table-cell table:style-name="Tabla5.A6" table:number-columns-spanned="3" office:value-type="string">
            <text:p text:style-name="P11">Actitud hacia la tecnología</text:p>
          </table:table-cell>
          <table:covered-table-cell/>
          <table:covered-table-cell/>
        </table:table-row>
        <table:table-row table:style-name="Tabla5.1">
          <table:table-cell table:style-name="Tabla5.A17" table:number-columns-spanned="3" office:value-type="string">
            <text:p text:style-name="P17">Amigable, dispuest<text:span text:style-name="T13">a</text:span> a aprender.</text:p>
          </table:table-cell>
          <table:covered-table-cell/>
          <table:covered-table-cell/>
        </table:table-row>
      </table:table>
      <text:p text:style-name="P5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 table:style-name="Tabla6.1">
          <table:table-cell table:style-name="Tabla6.A1" table:number-columns-spanned="3" office:value-type="string">
            <text:p text:style-name="P8">PLANTILLA DE ESCENARIO</text:p>
          </table:table-cell>
          <table:covered-table-cell/>
          <table:covered-table-cell/>
        </table:table-row>
        <table:table-row table:style-name="Tabla6.1">
          <table:table-cell table:style-name="Tabla6.A3" office:value-type="string">
            <text:p text:style-name="P14">Nombre persona</text:p>
          </table:table-cell>
          <table:table-cell table:style-name="Tabla6.B3" office:value-type="string">
            <text:p text:style-name="P41">María Martín Martín</text:p>
          </table:table-cell>
          <table:table-cell table:style-name="Tabla6.C3" table:number-rows-spanned="2" office:value-type="string">
            <text:p text:style-name="P14">Foto</text:p>
            <text:p text:style-name="P5"/>
          </table:table-cell>
        </table:table-row>
        <table:table-row table:style-name="Tabla6.1">
          <table:table-cell table:style-name="Tabla6.A3" office:value-type="string">
            <text:p text:style-name="P14">Objetivo persona</text:p>
          </table:table-cell>
          <table:table-cell table:style-name="Tabla6.B3" office:value-type="string">
            <text:p text:style-name="P40">Estar avisada en todo momento de lo referente a sus asignaturas</text:p>
          </table:table-cell>
          <table:covered-table-cell/>
        </table:table-row>
        <table:table-row table:style-name="Tabla6.1">
          <table:table-cell table:style-name="Tabla6.A4" table:number-columns-spanned="3" office:value-type="string">
            <text:p text:style-name="P11">Escenario</text:p>
          </table:table-cell>
          <table:covered-table-cell/>
          <table:covered-table-cell/>
        </table:table-row>
        <table:table-row table:style-name="Tabla6.1">
          <table:table-cell table:style-name="Tabla6.A5" table:number-columns-spanned="3" office:value-type="string">
            <text:p text:style-name="P40">Estudia magisterio en la UGR. Es el segundo mes de clase en el primer cuatrimestre y aun esta algo perdida en la universidad. El uso principal que le da a su ordenador personal es el de realizar trabajos y alguna consulta en Internet por lo que no pasa todo el día conectada. Aun no se maneja bien con Prado y se pierde por los menús.</text:p>
            <text:p text:style-name="P40"/>
            <text:p text:style-name="P40">Coge su smartphone y accede a la plataforma, espera poder ver la ficha de uno de sus profesores para ver su horario de tutorías y espera poder pedir la tutoría desde el propio teléfono.</text:p>
            <text:p text:style-name="P40"/>
            <text:p text:style-name="P40">Estando en el salón suena su móvil, ve un aviso de la aplicación, al abrirlo ve que es un mensaje de su profesor cancelando la tutoría por motivos personales y asignándole otro día para la misma.</text:p>
            <text:p text:style-name="P5"/>
          </table:table-cell>
          <table:covered-table-cell/>
          <table:covered-table-cell/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3"><text:soft-page-break/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48">PLANTILLA DE PERSONAJE</text:p>
          </table:table-cell>
          <table:covered-table-cell/>
          <table:covered-table-cell/>
        </table:table-row>
        <table:table-row table:style-name="Tabla7.1">
          <table:table-cell table:style-name="Tabla7.A15" office:value-type="string">
            <text:p text:style-name="P52">Nombre</text:p>
          </table:table-cell>
          <table:table-cell table:style-name="Tabla7.B5" office:value-type="string">
            <text:p text:style-name="P61">Eduardo Cogolludo Garcia</text:p>
          </table:table-cell>
          <table:table-cell table:style-name="Tabla7.C5" table:number-rows-spanned="4" office:value-type="string">
            <text:p text:style-name="P52">Foto</text:p>
            <text:p text:style-name="P56"/>
          </table:table-cell>
        </table:table-row>
        <table:table-row table:style-name="Tabla7.1">
          <table:table-cell table:style-name="Tabla7.A15" office:value-type="string">
            <text:p text:style-name="P52">Edad</text:p>
          </table:table-cell>
          <table:table-cell table:style-name="Tabla7.B5" office:value-type="string">
            <text:p text:style-name="P61">26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52">Sexo</text:p>
          </table:table-cell>
          <table:table-cell table:style-name="Tabla7.B5" office:value-type="string">
            <text:p text:style-name="P61">Masculino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52">Educación</text:p>
          </table:table-cell>
          <table:table-cell table:style-name="Tabla7.B5" office:value-type="string">
            <text:p text:style-name="P61">Alumno de Master en Ingeniería de Caminos</text:p>
          </table:table-cell>
          <table:covered-table-cell/>
        </table:table-row>
        <table:table-row table:style-name="Tabla7.1">
          <table:table-cell table:style-name="Tabla7.A6" table:number-columns-spanned="3" office:value-type="string">
            <text:p text:style-name="P50">Contexto de uso</text:p>
          </table:table-cell>
          <table:covered-table-cell/>
          <table:covered-table-cell/>
        </table:table-row>
        <table:table-row table:style-name="Tabla7.1">
          <table:table-cell table:style-name="Tabla7.A15" office:value-type="string">
            <text:p text:style-name="P52">Cuándo</text:p>
          </table:table-cell>
          <table:table-cell table:style-name="Tabla7.B15" table:number-columns-spanned="2" office:value-type="string">
            <text:p text:style-name="P64">Todos los días en cualquier momento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52">Dónde</text:p>
          </table:table-cell>
          <table:table-cell table:style-name="Tabla7.B15" table:number-columns-spanned="2" office:value-type="string">
            <text:p text:style-name="P64">En cualquier sitio.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52">Tipo de ordenador</text:p>
          </table:table-cell>
          <table:table-cell table:style-name="Tabla7.B15" table:number-columns-spanned="2" office:value-type="string">
            <text:p text:style-name="P58">Ordenador <text:span text:style-name="T12">Sobremesa, portátil y smartphone.</text:span></text:p>
          </table:table-cell>
          <table:covered-table-cell/>
        </table:table-row>
        <table:table-row table:style-name="Tabla7.1">
          <table:table-cell table:style-name="Tabla7.A6" table:number-columns-spanned="3" office:value-type="string">
            <text:p text:style-name="P50">Misión</text:p>
          </table:table-cell>
          <table:covered-table-cell/>
          <table:covered-table-cell/>
        </table:table-row>
        <table:table-row table:style-name="Tabla7.1">
          <table:table-cell table:style-name="Tabla7.A15" office:value-type="string">
            <text:p text:style-name="P52">Objetivo</text:p>
          </table:table-cell>
          <table:table-cell table:style-name="Tabla7.B15" table:number-columns-spanned="2" office:value-type="string">
            <text:p text:style-name="P66">Poder estas informado de cualquier evento referente a sus estudios.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52">Expectativas</text:p>
          </table:table-cell>
          <table:table-cell table:style-name="Tabla7.B15" table:number-columns-spanned="2" office:value-type="string">
            <text:p text:style-name="P66">Que sea sencilla, bonita, y rápida. </text:p>
          </table:table-cell>
          <table:covered-table-cell/>
        </table:table-row>
        <table:table-row table:style-name="Tabla7.1">
          <table:table-cell table:style-name="Tabla7.A6" table:number-columns-spanned="3" office:value-type="string">
            <text:p text:style-name="P50">Motivación</text:p>
          </table:table-cell>
          <table:covered-table-cell/>
          <table:covered-table-cell/>
        </table:table-row>
        <table:table-row table:style-name="Tabla7.1">
          <table:table-cell table:style-name="Tabla7.A15" office:value-type="string">
            <text:p text:style-name="P52">Urgencia</text:p>
          </table:table-cell>
          <table:table-cell table:style-name="Tabla7.B15" table:number-columns-spanned="2" office:value-type="string">
            <text:p text:style-name="P68">Para el segundo cuatrimestre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52">Deseo</text:p>
          </table:table-cell>
          <table:table-cell table:style-name="Tabla7.B15" table:number-columns-spanned="2" office:value-type="string">
            <text:p text:style-name="P60"><text:span text:style-name="T13">Quiere</text:span> que la plataforma <text:span text:style-name="T12">sea fácil. de usar y le facilite un poco el uso de la plataforma web</text:span></text:p>
          </table:table-cell>
          <table:covered-table-cell/>
        </table:table-row>
        <table:table-row table:style-name="Tabla7.1">
          <table:table-cell table:style-name="Tabla7.A6" table:number-columns-spanned="3" office:value-type="string">
            <text:p text:style-name="P50">Actitud hacia la tecnología</text:p>
          </table:table-cell>
          <table:covered-table-cell/>
          <table:covered-table-cell/>
        </table:table-row>
        <table:table-row table:style-name="Tabla7.1">
          <table:table-cell table:style-name="Tabla7.A17" table:number-columns-spanned="3" office:value-type="string">
            <text:p text:style-name="P54">Amigable, dispuest<text:span text:style-name="T15">o</text:span> a aprender.</text:p>
          </table:table-cell>
          <table:covered-table-cell/>
          <table:covered-table-cell/>
        </table:table-row>
      </table:table>
      <text:p text:style-name="P71"/>
      <text:p text:style-name="P71"><text:soft-page-break/></text:p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p text:style-name="P48">PLANTILLA DE ESCENARIO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52">Nombre persona</text:p>
          </table:table-cell>
          <table:table-cell table:style-name="Tabla8.B3" office:value-type="string">
            <text:p text:style-name="P62">Eduardo Cogolludo Garcia</text:p>
          </table:table-cell>
          <table:table-cell table:style-name="Tabla8.C3" table:number-rows-spanned="2" office:value-type="string">
            <text:p text:style-name="P52">Foto</text:p>
            <text:p text:style-name="P56"/>
          </table:table-cell>
        </table:table-row>
        <table:table-row table:style-name="Tabla8.1">
          <table:table-cell table:style-name="Tabla8.A3" office:value-type="string">
            <text:p text:style-name="P52">Objetivo persona</text:p>
          </table:table-cell>
          <table:table-cell table:style-name="Tabla8.B3" office:value-type="string">
            <text:p text:style-name="P68">Poder consultar <text:span text:style-name="T16">cualquier cosa referente a su máster</text:span></text:p>
          </table:table-cell>
          <table:covered-table-cell/>
        </table:table-row>
        <table:table-row table:style-name="Tabla8.1">
          <table:table-cell table:style-name="Tabla8.A4" table:number-columns-spanned="3" office:value-type="string">
            <text:p text:style-name="P50">Escenario</text:p>
          </table:table-cell>
          <table:covered-table-cell/>
          <table:covered-table-cell/>
        </table:table-row>
        <table:table-row table:style-name="Tabla8.1">
          <table:table-cell table:style-name="Tabla8.A5" table:number-columns-spanned="3" office:value-type="string">
            <text:p text:style-name="P69">Esta sentado en casa viendo una película. Su móvil suena y ve una notificación de la aplicación indicando que la entrega de un trabajo se termina en 24 h. Sube a su cuarto y realiza la entrega antes de que se le olvide.</text:p>
          </table:table-cell>
          <table:covered-table-cell/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<text:soft-page-break/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table:number-columns-spanned="3" office:value-type="string">
            <text:p text:style-name="P49">PLANTILLA DE PERSONAJE</text:p>
          </table:table-cell>
          <table:covered-table-cell/>
          <table:covered-table-cell/>
        </table:table-row>
        <table:table-row table:style-name="Tabla9.1">
          <table:table-cell table:style-name="Tabla9.A15" office:value-type="string">
            <text:p text:style-name="P53">Nombre</text:p>
          </table:table-cell>
          <table:table-cell table:style-name="Tabla9.B5" office:value-type="string">
            <text:p text:style-name="P69">Francisca Puertas Tapias</text:p>
          </table:table-cell>
          <table:table-cell table:style-name="Tabla9.C5" table:number-rows-spanned="4" office:value-type="string">
            <text:p text:style-name="P53">Foto</text:p>
            <text:p text:style-name="P57"/>
          </table:table-cell>
        </table:table-row>
        <table:table-row table:style-name="Tabla9.1">
          <table:table-cell table:style-name="Tabla9.A15" office:value-type="string">
            <text:p text:style-name="P53">Edad</text:p>
          </table:table-cell>
          <table:table-cell table:style-name="Tabla9.B5" office:value-type="string">
            <text:p text:style-name="P63">2<text:span text:style-name="T16">0</text:span>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53">Sexo</text:p>
          </table:table-cell>
          <table:table-cell table:style-name="Tabla9.B5" office:value-type="string">
            <text:p text:style-name="P69">Femenino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53">Educación</text:p>
          </table:table-cell>
          <table:table-cell table:style-name="Tabla9.B5" office:value-type="string">
            <text:p text:style-name="P69">Alumna de segundo de Traducción e Interpretación</text:p>
          </table:table-cell>
          <table:covered-table-cell/>
        </table:table-row>
        <table:table-row table:style-name="Tabla9.1">
          <table:table-cell table:style-name="Tabla9.A6" table:number-columns-spanned="3" office:value-type="string">
            <text:p text:style-name="P51">Contexto de uso</text:p>
          </table:table-cell>
          <table:covered-table-cell/>
          <table:covered-table-cell/>
        </table:table-row>
        <table:table-row table:style-name="Tabla9.1">
          <table:table-cell table:style-name="Tabla9.A15" office:value-type="string">
            <text:p text:style-name="P53">Cuándo</text:p>
          </table:table-cell>
          <table:table-cell table:style-name="Tabla9.B15" table:number-columns-spanned="2" office:value-type="string">
            <text:p text:style-name="P65">Todos los días en cualquier momento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53">Dónde</text:p>
          </table:table-cell>
          <table:table-cell table:style-name="Tabla9.B15" table:number-columns-spanned="2" office:value-type="string">
            <text:p text:style-name="P65">En cualquier sitio.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53">Tipo de ordenador</text:p>
          </table:table-cell>
          <table:table-cell table:style-name="Tabla9.B15" table:number-columns-spanned="2" office:value-type="string">
            <text:p text:style-name="P59">Ordenador <text:span text:style-name="T12">Sobremesa, portátil y smartphone.</text:span></text:p>
          </table:table-cell>
          <table:covered-table-cell/>
        </table:table-row>
        <table:table-row table:style-name="Tabla9.1">
          <table:table-cell table:style-name="Tabla9.A6" table:number-columns-spanned="3" office:value-type="string">
            <text:p text:style-name="P51">Misión</text:p>
          </table:table-cell>
          <table:covered-table-cell/>
          <table:covered-table-cell/>
        </table:table-row>
        <table:table-row table:style-name="Tabla9.1">
          <table:table-cell table:style-name="Tabla9.A15" office:value-type="string">
            <text:p text:style-name="P53">Objetivo</text:p>
          </table:table-cell>
          <table:table-cell table:style-name="Tabla9.B15" table:number-columns-spanned="2" office:value-type="string">
            <text:p text:style-name="P67">Poder estas informado de cualquier evento referente a sus estudios.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53">Expectativas</text:p>
          </table:table-cell>
          <table:table-cell table:style-name="Tabla9.B15" table:number-columns-spanned="2" office:value-type="string">
            <text:p text:style-name="P69">Que le facilite las consultas sencillas en prado y que la mantenga informada de cualquier cambio</text:p>
          </table:table-cell>
          <table:covered-table-cell/>
        </table:table-row>
        <table:table-row table:style-name="Tabla9.1">
          <table:table-cell table:style-name="Tabla9.A6" table:number-columns-spanned="3" office:value-type="string">
            <text:p text:style-name="P51">Motivación</text:p>
          </table:table-cell>
          <table:covered-table-cell/>
          <table:covered-table-cell/>
        </table:table-row>
        <table:table-row table:style-name="Tabla9.1">
          <table:table-cell table:style-name="Tabla9.A15" office:value-type="string">
            <text:p text:style-name="P53">Urgencia</text:p>
          </table:table-cell>
          <table:table-cell table:style-name="Tabla9.B15" table:number-columns-spanned="2" office:value-type="string">
            <text:p text:style-name="P69">Espera poder usarla en el próximo curso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53">Deseo</text:p>
          </table:table-cell>
          <table:table-cell table:style-name="Tabla9.B15" table:number-columns-spanned="2" office:value-type="string">
            <text:p text:style-name="P69">Que avise de cualquier cambio referente a sus asignaturas, entregas, plazos, avisos….</text:p>
          </table:table-cell>
          <table:covered-table-cell/>
        </table:table-row>
        <table:table-row table:style-name="Tabla9.1">
          <table:table-cell table:style-name="Tabla9.A6" table:number-columns-spanned="3" office:value-type="string">
            <text:p text:style-name="P51">Actitud hacia la tecnología</text:p>
          </table:table-cell>
          <table:covered-table-cell/>
          <table:covered-table-cell/>
        </table:table-row>
        <table:table-row table:style-name="Tabla9.1">
          <table:table-cell table:style-name="Tabla9.A17" table:number-columns-spanned="3" office:value-type="string">
            <text:p text:style-name="P55">Desenvuelta</text:p>
          </table:table-cell>
          <table:covered-table-cell/>
          <table:covered-table-cell/>
        </table:table-row>
      </table:table>
      <text:p text:style-name="P72"/>
      <text:p text:style-name="P72"><text:soft-page-break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table:number-columns-spanned="3" office:value-type="string">
            <text:p text:style-name="P49">PLANTILLA DE ESCENARIO</text:p>
          </table:table-cell>
          <table:covered-table-cell/>
          <table:covered-table-cell/>
        </table:table-row>
        <table:table-row table:style-name="Tabla10.1">
          <table:table-cell table:style-name="Tabla10.A3" office:value-type="string">
            <text:p text:style-name="P53">Nombre persona</text:p>
          </table:table-cell>
          <table:table-cell table:style-name="Tabla10.B3" office:value-type="string">
            <text:p text:style-name="P69">Francisca Puertas Tapias</text:p>
          </table:table-cell>
          <table:table-cell table:style-name="Tabla10.C3" table:number-rows-spanned="2" office:value-type="string">
            <text:p text:style-name="P53">Foto</text:p>
            <text:p text:style-name="P57"/>
          </table:table-cell>
        </table:table-row>
        <table:table-row table:style-name="Tabla10.1">
          <table:table-cell table:style-name="Tabla10.A3" office:value-type="string">
            <text:p text:style-name="P53">Objetivo persona</text:p>
          </table:table-cell>
          <table:table-cell table:style-name="Tabla10.B3" office:value-type="string">
            <text:p text:style-name="P69">Estar informada de cualquier aviso en la plataforma.</text:p>
          </table:table-cell>
          <table:covered-table-cell/>
        </table:table-row>
        <table:table-row table:style-name="Tabla10.1">
          <table:table-cell table:style-name="Tabla10.A4" table:number-columns-spanned="3" office:value-type="string">
            <text:p text:style-name="P51">Escenario</text:p>
          </table:table-cell>
          <table:covered-table-cell/>
          <table:covered-table-cell/>
        </table:table-row>
        <table:table-row table:style-name="Tabla10.1">
          <table:table-cell table:style-name="Tabla10.A5" table:number-columns-spanned="3" office:value-type="string">
            <text:p text:style-name="P70">Se Encuentra en casa estudiando. La aplicación le avisa que se ha subido contenido nuevo.</text:p>
            <text:p text:style-name="P70"/>
            <text:p text:style-name="P70">Entra en prado y se descarga el nuevo tema para continuar con su estudio.</text:p>
          </table:table-cell>
          <table:covered-table-cell/>
          <table:covered-table-cell/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6-10-30T20:05:00.785000000</dc:date>
    <meta:editing-cycles>34</meta:editing-cycles>
    <meta:editing-duration>PT1H28M34S</meta:editing-duration>
    <meta:generator>LibreOffice/5.1.5.2$Windows_x86 LibreOffice_project/7a864d8825610a8c07cfc3bc01dd4fce6a9447e5</meta:generator>
    <meta:document-statistic meta:table-count="12" meta:image-count="0" meta:object-count="0" meta:page-count="12" meta:paragraph-count="236" meta:word-count="1438" meta:character-count="8719" meta:non-whitespace-character-count="7512"/>
  </office:meta>
</office:document-meta>
</file>